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b95" officeooo:paragraph-rsid="00046b95"/>
    </style:style>
    <style:style style:name="P2" style:family="paragraph" style:parent-style-name="Standard">
      <style:text-properties officeooo:rsid="00059079" officeooo:paragraph-rsid="00059079"/>
    </style:style>
    <style:style style:name="P3" style:family="paragraph" style:parent-style-name="Standard">
      <style:text-properties officeooo:rsid="00085536" officeooo:paragraph-rsid="00085536"/>
    </style:style>
    <style:style style:name="P4" style:family="paragraph" style:parent-style-name="Standard">
      <style:text-properties fo:color="#000080" fo:language="zxx" fo:country="none" style:text-underline-style="solid" style:text-underline-width="auto" style:text-underline-color="font-color" officeooo:rsid="00059079" officeooo:paragraph-rsid="0009c6f6" style:language-asian="zxx" style:country-asian="none" style:language-complex="zxx" style:country-complex="none"/>
    </style:style>
    <style:style style:name="P5" style:family="paragraph" style:parent-style-name="Standard">
      <style:text-properties officeooo:rsid="00046b95" officeooo:paragraph-rsid="0009c6f6"/>
    </style:style>
    <style:style style:name="P6" style:family="paragraph" style:parent-style-name="Standard">
      <style:text-properties officeooo:rsid="00085536" officeooo:paragraph-rsid="0009c6f6"/>
    </style:style>
    <style:style style:name="P7" style:family="paragraph" style:parent-style-name="Standard">
      <style:text-properties officeooo:rsid="00059079" officeooo:paragraph-rsid="0009c6f6"/>
    </style:style>
    <style:style style:name="T1" style:family="text">
      <style:text-properties officeooo:rsid="00072d7d"/>
    </style:style>
    <style:style style:name="T2" style:family="text">
      <style:text-properties fo:color="#000080" fo:language="zxx" fo:country="none" style:text-underline-style="solid" style:text-underline-width="auto" style:text-underline-color="font-color" officeooo:rsid="00046b95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stando en el grupo de Telegram de <text:a xlink:type="simple" xlink:href="http://www.ubuntu.org.ve/" office:target-frame-name="_blank" xlink:show="new" text:style-name="Internet_20_link" text:visited-style-name="Visited_20_Internet_20_Link">Ubuntu-ve</text:a>, grupo al cual pertenezco, decidí colaborar creando el calendario de este año. después de buscar algunos modelos <text:span text:style-name="T1">elegí el siguiente, el cual fué tomado de </text:span><text:a xlink:type="simple" xlink:href="http://www.esbuntu.com/2016/12/calendario-de-mesa-ubuntero-para-2017.html" office:target-frame-name="_blank" xlink:show="new" text:style-name="Internet_20_link" text:visited-style-name="Visited_20_Internet_20_Link">esbuntu</text:a>; <text:span text:style-name="T1">el mismo lo realicé desde cero; luego de mucho buscar un generador de calendario llegué a Printable Calendar, por lo cual debí trasladar a español, las fechas festivas de Venezuela <text:s/>de la página calendario Venezuela y los días feriados del calendario del banco mercantil. E</text:span>spero le guste, lo impriman y lo usen, tienen los días feriados y lunes bancarios de este año :<text:span text:style-name="T1">D</text:span></text:p>
      <text:p text:style-name="P5"/>
      <text:p text:style-name="P6">El modelo del calendario de: <text:span text:style-name="T2">http://www.esbuntu.com/2016/12/calendario-de-mesa-ubuntero-para-2017.html</text:span></text:p>
      <text:p text:style-name="P5"><text:span text:style-name="T1">El Calendario se</text:span> genera en <text:s/><text:a xlink:type="simple" xlink:href="http://www.printable-calendar.com/" text:style-name="Internet_20_link" text:visited-style-name="Visited_20_Internet_20_Link">http://www.printable-calendar.com/</text:a> </text:p>
      <text:p text:style-name="P7"><text:span text:style-name="T1">Los días bancarios de</text:span> <text:a xlink:type="simple" xlink:href="http://www.mercantilbanco.com/mercprod/campaigns/specials/MBU_2706_calendario2017/calendario_escritorio.pdf" text:style-name="Internet_20_link" text:visited-style-name="Visited_20_Internet_20_Link">http://www.mercantilbanco.com/mercprod/campaigns/specials/MBU_2706_calendario2017/calendario_escritorio.pdf</text:a></text:p>
      <text:p text:style-name="P7"/>
      <text:p text:style-name="P7"><text:span text:style-name="T1">Las </text:span>Fechas Feriadas Venezuela </text:p>
      <text:p text:style-name="P4">http://www.calendariovenezuela.com/calendario-2017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3:51:33.909719935</meta:creation-date>
    <dc:date>2017-01-15T16:10:43.803355139</dc:date>
    <meta:editing-duration>PT9M15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119" meta:character-count="957" meta:non-whitespace-character-count="840"/>
  </office:meta>
</office:document-meta>
</file>